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2" style:family="graphic" style:parent-style-name="standard">
      <style:graphic-properties draw:stroke="none" svg:stroke-color="#000000" draw:fill="solid" draw:fill-color="#729fcf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62a73b" draw:textarea-horizontal-align="justify" draw:textarea-vertical-align="middle" draw:auto-grow-height="false" fo:min-height="1.426cm" fo:min-width="4.4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justify" draw:textarea-vertical-align="middle" draw:auto-grow-height="false" fo:min-height="1.62cm" fo:min-width="5.02cm"/>
    </style:style>
    <style:style style:name="gr9" style:family="graphic" style:parent-style-name="standard">
      <style:graphic-properties draw:fill-color="#62a73b" draw:textarea-horizontal-align="justify" draw:textarea-vertical-align="middle" draw:auto-grow-height="false" fo:min-height="1.426cm" fo:min-width="5.298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5.342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6.108cm"/>
    </style:style>
    <style:style style:name="gr12" style:family="graphic" style:parent-style-name="standard">
      <style:graphic-properties draw:fill-color="#ef413d" draw:textarea-horizontal-align="justify" draw:textarea-vertical-align="middle" draw:auto-grow-height="false" fo:min-height="0.772cm" fo:min-width="1.398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2.845cm"/>
    </style:style>
    <style:style style:name="gr1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0.94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style:text-autospace="none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solid" draw:fill-color="#729fc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62a73b"/>
      <style:paragraph-properties fo:text-align="center"/>
    </style:style>
    <style:style style:name="P9" style:family="paragraph">
      <loext:graphic-properties draw:fill-color="#ef413d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32pt" style:font-size-asian="24pt" style:font-size-complex="24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258cm" svg:x="1.4cm" svg:y="0.479cm" presentation:class="title" presentation:user-transformed="true">
          <draw:text-box>
            <text:p><text:span text:style-name="T1">Matching decision tree</text:span></text:p>
          </draw:text-box>
        </draw:frame>
        <draw:frame draw:style-name="gr1" draw:text-style-name="P1" draw:layer="layout" svg:width="9.906cm" svg:height="4.318cm" svg:x="0.786cm" svg:y="0.756cm">
          <draw:text-box>
            <text:p><text:span text:style-name="T2">BIEN</text:span></text:p>
            <text:p><text:span text:style-name="T3">"taxonobservation_id”</text:span></text:p>
            <text:p><text:span text:style-name="T3">"species_binomial" "scrubbed_taxon_name_no_author" "scrubbed_author"</text:span></text:p>
            <text:p><text:span text:style-name="T3">"lat", "lng"</text:span></text:p>
          </draw:text-box>
        </draw:frame>
        <draw:frame draw:style-name="gr1" draw:text-style-name="P4" draw:layer="layout" svg:width="7.874cm" svg:height="4.318cm" svg:x="19.812cm" svg:y="0.479cm">
          <draw:text-box>
            <text:p text:style-name="P2"><text:span text:style-name="T2">WCS</text:span><text:span text:style-name="T2">P</text:span></text:p>
            <text:p text:style-name="P2"><text:span text:style-name="T3">acce</text:span><text:span text:style-name="T3">pted </text:span><text:span text:style-name="T3">nam</text:span><text:span text:style-name="T3">e</text:span></text:p>
            <text:p text:style-name="P3"><text:span text:style-name="T3">spec</text:span><text:span text:style-name="T3">_bino</text:span><text:span text:style-name="T3">m </text:span><text:span text:style-name="T3">(nee</text:span><text:span text:style-name="T3">ds to </text:span><text:span text:style-name="T3">be </text:span><text:span text:style-name="T3">creat</text:span><text:span text:style-name="T3">ed: </text:span><text:span text:style-name="T4">genu</text:span><text:span text:style-name="T4">s, </text:span><text:span text:style-name="T4">infra</text:span><text:span text:style-name="T4">speci</text:span><text:span text:style-name="T4">fic_r</text:span><text:span text:style-name="T4">ank, </text:span><text:span text:style-name="T4">infra</text:span><text:span text:style-name="T4">speci</text:span><text:span text:style-name="T4">fic_e</text:span><text:span text:style-name="T4">pithe</text:span><text:span text:style-name="T4">t, </text:span><text:span text:style-name="T3">speci</text:span><text:span text:style-name="T3">es)</text:span></text:p>
            <text:p text:style-name="P2"><text:span text:style-name="T3"/></text:p>
          </draw:text-box>
        </draw:frame>
        <draw:frame draw:style-name="gr2" draw:text-style-name="P5" draw:layer="layout" svg:width="7.366cm" svg:height="1.673cm" svg:x="7.62cm" svg:y="3.636cm">
          <draw:text-box>
            <text:p><text:span text:style-name="T5">Is BIEN binomial in WCSP accepted name?</text:span></text:p>
          </draw:text-box>
        </draw:frame>
        <draw:frame draw:style-name="gr3" draw:text-style-name="P1" draw:layer="layout" svg:width="2.286cm" svg:height="0.962cm" svg:x="4.826cm" svg:y="4.906cm">
          <draw:text-box>
            <text:p>Yes</text:p>
          </draw:text-box>
        </draw:frame>
        <draw:frame draw:style-name="gr3" draw:text-style-name="P1" draw:layer="layout" svg:width="1.87cm" svg:height="0.962cm" svg:x="12.076cm" svg:y="7.97cm">
          <draw:text-box>
            <text:p>Yes</text:p>
          </draw:text-box>
        </draw:frame>
        <draw:line draw:style-name="gr4" draw:text-style-name="P6" draw:layer="layout" svg:x1="5.532cm" svg:y1="5.908cm" svg:x2="5.532cm" svg:y2="7.486cm">
          <text:p/>
        </draw:line>
        <draw:custom-shape draw:style-name="gr5" draw:text-style-name="P8" draw:layer="layout" svg:width="4.958cm" svg:height="1.676cm" svg:x="2.662cm" svg:y="7.548cm">
          <text:p text:style-name="P7"><text:span text:style-name="T6">Match</text:span></text:p>
          <text:p text:style-name="P7"><text:span text:style-name="T6">(no action required)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311cm" svg:height="0.962cm" svg:x="17.548cm" svg:y="8.008cm">
          <draw:text-box>
            <text:p>No</text:p>
          </draw:text-box>
        </draw:frame>
        <draw:frame draw:style-name="gr7" draw:text-style-name="P1" draw:layer="layout" svg:width="4.064cm" svg:height="0.962cm" svg:x="15.14cm" svg:y="5.16cm">
          <draw:text-box>
            <text:p>No</text:p>
          </draw:text-box>
        </draw:frame>
        <draw:custom-shape draw:style-name="gr8" draw:text-style-name="P7" draw:layer="layout" svg:width="5.52cm" svg:height="1.87cm" svg:x="12.868cm" svg:y="6.03cm">
          <text:p text:style-name="P7"><text:span text:style-name="T6">Is BIEN binomial in</text:span></text:p>
          <text:p text:style-name="P7"><text:span text:style-name="T6"><text:s/></text:span><text:span text:style-name="T6">WCSP spec_binom?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2.954cm" svg:y1="8.932cm" svg:x2="11.684cm" svg:y2="10.16cm">
          <text:p/>
        </draw:line>
        <draw:custom-shape draw:style-name="gr9" draw:text-style-name="P8" draw:layer="layout" svg:width="5.798cm" svg:height="1.676cm" svg:x="3.154cm" svg:y="14.766cm">
          <text:p text:style-name="P7"><text:span text:style-name="T3">Match: replace BIEN name</text:span></text:p>
          <text:p text:style-name="P7"><text:span text:style-name="T3">with accepted WCSP name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78cm" svg:height="0.962cm" svg:x="7.12cm" svg:y="12.032cm">
          <draw:text-box>
            <text:p>Yes</text:p>
          </draw:text-box>
        </draw:frame>
        <draw:custom-shape draw:style-name="gr10" draw:text-style-name="P7" draw:layer="layout" svg:width="5.842cm" svg:height="1.524cm" svg:x="7.682cm" svg:y="10.346cm">
          <text:p text:style-name="P7"><text:span text:style-name="T3">Binomial corresponds to </text:span></text:p>
          <text:p text:style-name="P7"><text:span text:style-name="T3">1 accepted name?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932cm" svg:y1="12.908cm" svg:x2="7.932cm" svg:y2="14.486cm">
          <text:p/>
        </draw:line>
        <draw:frame draw:style-name="gr6" draw:text-style-name="P1" draw:layer="layout" svg:width="1.311cm" svg:height="0.962cm" svg:x="12.149cm" svg:y="12.108cm">
          <draw:text-box>
            <text:p>No</text:p>
          </draw:text-box>
        </draw:frame>
        <draw:line draw:style-name="gr4" draw:text-style-name="P6" draw:layer="layout" svg:x1="18.288cm" svg:y1="8.97cm" svg:x2="21.082cm" svg:y2="10.238cm">
          <text:p/>
        </draw:line>
        <draw:custom-shape draw:style-name="gr11" draw:text-style-name="P7" draw:layer="layout" svg:width="6.608cm" svg:height="2.54cm" svg:x="18.482cm" svg:y="10.492cm">
          <text:p text:style-name="P7"><text:span text:style-name="T7">scrubbed_taxon_name_no_author</text:span></text:p>
          <text:p text:style-name="P7"><text:span text:style-name="T7"><text:s/></text:span><text:span text:style-name="T7">matches WCSP taxon name</text:span></text:p>
          <text:p text:style-name="P7"><text:span text:style-name="T7"><text:s/></text:span><text:span text:style-name="T7">(create new variable for that from</text:span></text:p>
          <text:p text:style-name="P7"><text:span text:style-name="T7">Genus, infra rank + epiphet, species)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78cm" svg:height="0.962cm" svg:x="18.32cm" svg:y="13.232cm">
          <draw:text-box>
            <text:p>Yes</text:p>
          </draw:text-box>
        </draw:frame>
        <draw:custom-shape draw:style-name="gr9" draw:text-style-name="P8" draw:layer="layout" svg:width="5.798cm" svg:height="1.676cm" svg:x="17.954cm" svg:y="15.566cm">
          <text:p text:style-name="P7"><text:span text:style-name="T3">Mat</text:span><text:span text:style-name="T3">ch: </text:span><text:span text:style-name="T3">repl</text:span><text:span text:style-name="T3">ace </text:span><text:span text:style-name="T3">BIE</text:span><text:span text:style-name="T3">N </text:span><text:span text:style-name="T3">na</text:span><text:span text:style-name="T3">me</text:span></text:p>
          <text:p text:style-name="P7"><text:span text:style-name="T3">with </text:span><text:span text:style-name="T3">acc</text:span><text:span text:style-name="T3">ept</text:span><text:span text:style-name="T3">ed </text:span><text:span text:style-name="T3">WC</text:span><text:span text:style-name="T3">SP </text:span><text:span text:style-name="T3">na</text:span><text:span text:style-name="T3">me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9.132cm" svg:y1="14.008cm" svg:x2="19.132cm" svg:y2="15.586cm">
          <text:p/>
        </draw:line>
        <draw:frame draw:style-name="gr6" draw:text-style-name="P1" draw:layer="layout" svg:width="1.311cm" svg:height="0.962cm" svg:x="24.049cm" svg:y="13.308cm">
          <draw:text-box>
            <text:p>No</text:p>
          </draw:text-box>
        </draw:frame>
        <draw:custom-shape draw:style-name="gr12" draw:text-style-name="P9" draw:layer="layout" svg:width="1.898cm" svg:height="1.022cm" svg:x="24.471cm" svg:y="15.695cm">
          <text:p text:style-name="P7"><text:span text:style-name="T3">No Match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5.132cm" svg:y1="14.008cm" svg:x2="25.132cm" svg:y2="15.586cm">
          <text:p/>
        </draw:line>
        <draw:line draw:style-name="gr4" draw:text-style-name="P6" draw:layer="layout" svg:x1="13.46cm" svg:y1="12.7cm" svg:x2="18.034cm" svg:y2="11.684cm">
          <text:p/>
        </draw:line>
        <draw:frame draw:style-name="gr13" draw:text-style-name="P1" draw:layer="layout" svg:width="4.318cm" svg:height="3.806cm" svg:x="10.922cm" svg:y="16.256cm">
          <draw:text-box>
            <text:p>To what degree should soft matching be included?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10:07:36.709274034</meta:creation-date>
    <dc:date>2020-01-16T15:18:41.611656091</dc:date>
    <meta:editing-duration>PT17M54S</meta:editing-duration>
    <meta:editing-cycles>5</meta:editing-cycles>
    <meta:generator>LibreOffice/6.0.7.3$Linux_X86_64 LibreOffice_project/00m0$Build-3</meta:generator>
    <meta:document-statistic meta:object-count="50"/>
  </office:meta>
</office:document-meta>
</file>